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ahs" svg:font-family="Aah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table:align="margin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table:align="margin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table:align="margin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table:align="margin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table:align="margin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table:align="margin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table:align="margin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table:align="margin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table:align="margin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table:align="margin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table:align="margin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2" style:family="table-row">
      <style:table-row-properties fo:background-color="transparent" style:keep-together="true" fo:keep-together="auto">
        <style:background-image/>
      </style:table-row-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4" style:family="table" style:master-page-name="">
      <style:table-properties style:width="19.001cm" style:page-number="0" table:align="margin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table:align="margin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table:align="margin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table:align="margin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71cm" style:rel-column-width="46462*"/>
    </style:style>
    <style:style style:name="Tabelle18.B" style:family="table-column">
      <style:table-column-properties style:column-width="5.53cm" style:rel-column-width="19073*"/>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table:align="margin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able_20_Contents" style:list-style-name="L1"/>
    <style:style style:name="P5" style:family="paragraph" style:parent-style-name="Table_20_Contents">
      <style:text-properties style:font-name="Georgia1" style:font-name-asian="DejaVu Sans" style:font-name-complex="DejaVu Sans"/>
    </style:style>
    <style:style style:name="P6" style:family="paragraph" style:parent-style-name="Table_20_Contents" style:list-style-name="L1">
      <style:text-properties style:font-name="Georgia1" style:font-name-asian="DejaVu Sans" style:font-name-complex="DejaVu Sans"/>
    </style:style>
    <style:style style:name="P7"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8"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9"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10"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1"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ext_20_body">
      <style:text-properties style:font-name="Georgia1"/>
    </style:style>
    <style:style style:name="P14" style:family="paragraph" style:parent-style-name="Text_20_body" style:list-style-name="L2"/>
    <style:style style:name="P15"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style:text-properties style:font-name="Georgia1"/>
    </style:style>
    <style:style style:name="P18" style:family="paragraph" style:parent-style-name="Text_20_body" style:list-style-name="L2" style:master-page-name="">
      <style:paragraph-properties style:page-number="auto"/>
    </style:style>
    <style:style style:name="P19" style:family="paragraph" style:parent-style-name="Footer_20_left">
      <style:paragraph-properties fo:text-align="end" style:justify-single-word="false"/>
      <style:text-properties fo:font-size="8pt" style:font-size-asian="8pt" style:font-size-complex="8pt"/>
    </style:style>
    <style:style style:name="P20" style:family="paragraph" style:parent-style-name="Footer_20_left" style:master-page-name="">
      <style:paragraph-properties style:page-number="auto"/>
      <style:text-properties fo:font-size="8pt" style:font-size-asian="8pt" style:font-size-complex="8pt"/>
    </style:style>
    <style:style style:name="P21" style:family="paragraph" style:parent-style-name="Heading_20_1">
      <style:paragraph-properties fo:break-before="page"/>
    </style:style>
    <style:style style:name="P22" style:family="paragraph" style:parent-style-name="Heading_20_1" style:master-page-name="">
      <style:paragraph-properties style:page-number="auto" fo:break-before="page"/>
    </style:style>
    <style:style style:name="P23" style:family="paragraph" style:parent-style-name="Heading_20_2">
      <style:paragraph-properties fo:margin-top="0.423cm" fo:margin-bottom="0.212cm"/>
    </style:style>
    <style:style style:name="P24" style:family="paragraph" style:parent-style-name="Heading_20_2">
      <style:paragraph-properties fo:margin-top="0.423cm" fo:margin-bottom="0.212cm"/>
      <style:text-properties fo:background-color="transparent"/>
    </style:style>
    <style:style style:name="P25" style:family="paragraph" style:parent-style-name="Heading_20_3">
      <style:text-properties style:font-name="Nimbus Sans L" style:font-name-asian="DejaVu Sans" style:font-name-complex="DejaVu Sans"/>
    </style:style>
    <style:style style:name="P26"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27"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T1" style:family="text">
      <style:text-properties style:font-name="Nimbus Roman No9 L"/>
    </style:style>
    <style:style style:name="T2" style:family="text">
      <style:text-properties style:font-name="Nimbus Sans L" style:font-name-asian="DejaVu Sans" style:font-name-complex="DejaVu Sans"/>
    </style:style>
    <style:style style:name="T3" style:family="text">
      <style:text-properties style:font-name="Nimbus Sans L" fo:background-color="transparent" style:font-name-asian="DejaVu Sans" style:font-name-complex="DejaVu Sans"/>
    </style:style>
    <style:style style:name="T4" style:family="text">
      <style:text-properties style:font-name-asian="DejaVu Sans" style:font-name-complex="DejaVu Sans"/>
    </style:style>
    <style:style style:name="T5" style:family="text">
      <style:text-properties fo:background-color="#ffff00"/>
    </style:style>
    <style:style style:name="T6" style:family="text">
      <style:text-properties style:font-name="Courier New"/>
    </style:style>
    <style:style style:name="T7" style:family="text">
      <style:text-properties style:font-name="Courier New" fo:font-weight="bold" style:font-weight-asian="bold" style:font-weight-complex="bold"/>
    </style:style>
    <style:style style:name="T8" style:family="text">
      <style:text-properties fo:background-color="transparent"/>
    </style:style>
    <style:style style:name="T9" style:family="text">
      <style:text-properties fo:background-color="transparent" style:font-name-asian="DejaVu Sans" style:font-name-complex="DejaVu Sans"/>
    </style:style>
    <style:style style:name="T10" style:family="text">
      <style:text-properties style:font-name="Georgia1"/>
    </style:style>
    <style:style style:name="T11" style:family="text">
      <style:text-properties style:font-name="Georgia1" style:font-name-asian="DejaVu Sans" style:font-name-complex="DejaVu Sans"/>
    </style:style>
    <style:style style:name="T12" style:family="text">
      <style:text-properties fo:font-weight="bold"/>
    </style:style>
    <style:style style:name="T13" style:family="text">
      <style:text-properties style:font-weight-asian="bold"/>
    </style:style>
    <style:style style:name="T14"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1 This Document<text:tab/>2</text:p>
          <text:p text:style-name="P2">1.1 Aim and Audience<text:tab/>2</text:p>
          <text:p text:style-name="P2">1.2 Other Documentation of TFTASolver<text:tab/>2</text:p>
          <text:p text:style-name="P2">1.3 Copyright / License<text:tab/>2</text:p>
          <text:p text:style-name="P2">1.4 Contact to the Author<text:tab/>2</text:p>
          <text:p text:style-name="P1">2 Important Algorithms in TFTASolver<text:tab/>3</text:p>
          <text:p text:style-name="P2">2.1 Functional Description (Overview)<text:tab/>3</text:p>
          <text:p text:style-name="P2">2.2 Unit uTFTALogic<text:tab/>3</text:p>
          <text:p text:style-name="P3">2.2.1 uTFTALogic.SimplificationLoop<text:tab/>3</text:p>
          <text:p text:style-name="P3">2.2.2 ANDFalse<text:tab/>3</text:p>
          <text:p text:style-name="P3">2.2.3 &lt;XXX&gt;Split<text:tab/>4</text:p>
          <text:p text:style-name="P3">2.2.4 uTFTALogic.ANDTrue<text:tab/>4</text:p>
          <text:p text:style-name="P3">2.2.5 uTFTALogic.GenericUpdateObject<text:tab/>4</text:p>
          <text:p text:style-name="P3">2.2.6 uTFTALogic.LawOfCompleteness<text:tab/>5</text:p>
          <text:p text:style-name="P3">2.2.7 uTFTALogic.LawOfIdempotency<text:tab/>5</text:p>
          <text:p text:style-name="P3">2.2.8 uTFTALogic.LawOfNonrecurrence<text:tab/>5</text:p>
          <text:p text:style-name="P3">2.2.9 uTFTALogic.NOTFalseTrue<text:tab/>5</text:p>
          <text:p text:style-name="P3">2.2.10 uTFTALogic.NOTNOT<text:tab/>6</text:p>
          <text:p text:style-name="P3">2.2.11 uTFTALogic.ORXORFalse<text:tab/>6</text:p>
          <text:p text:style-name="P3">2.2.12 uTFTALogic.ORXORTrue<text:tab/>6</text:p>
          <text:p text:style-name="P3">2.2.13 uTFTALogic.PANDFalse<text:tab/>6</text:p>
          <text:p text:style-name="P3">2.2.14 uTFTALogic.PANDMultiples<text:tab/>7</text:p>
          <text:p text:style-name="P3">2.2.15 uTFTALogic.PANDPANDTransform<text:tab/>7</text:p>
          <text:p text:style-name="P3">2.2.16 uTFTALogic.SANDFalse<text:tab/>7</text:p>
          <text:p text:style-name="P3">2.2.17 uTFTALogic.SANDPANDTransform<text:tab/>7</text:p>
          <text:p text:style-name="P2">2.3 Unit uTFTAExpression<text:tab/>7</text:p>
          <text:p text:style-name="P3">2.3.1 uTFTAExpression.Simplify<text:tab/>7</text:p>
          <text:p text:style-name="P2">2.4 Unit uTFTAObject<text:tab/>7</text:p>
          <text:p text:style-name="P2">2.5 Unit uTFTAFormTFTASolver<text:tab/>8</text:p>
        </text:index-body>
      </text:table-of-content>
      <text:p text:style-name="Standard"/>
      <text:h text:style-name="P21"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me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5">(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ti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16">Via Email: <text:tab/><text:a xlink:type="simple" xlink:href="mailto:sjschilling@gmx.net?subject=TFTASolver"><text:span text:style-name="T7">sjschilling@gmx.net</text:span></text:a><text:span text:style-name="T6"><text:tab/><text:tab/></text:span><text:span text:style-name="T10">or</text:span><text:span text:style-name="T6"> <text:tab/></text:span><text:tab/></text:p>
      <text:p text:style-name="Text_20_body"><text:span text:style-name="T6"><text:tab/><text:tab/></text:span><text:a xlink:type="simple" xlink:href="mailto:sjschilling@users.berlios.de?subject=TFTASolver"><text:span text:style-name="T7">sjschilling@users.berlios.de</text:span></text:a> <text:s/><text:tab/>.</text:p>
      <text:p text:style-name="Text_20_body">Using secure communication via PGP/GPG is highly encouraged. <text:s/></text:p>
      <text:p text:style-name="Text_20_body">Author's PGP/GPG Key-ID: <text:a xlink:type="simple" xlink:href="http://gpg-keyserver.de/pks/lookup?op=get&amp;search=0x050BFC1DC7A9A4BB"><text:span text:style-name="T7">0xC7A9A4BB</text:span></text:a> <text:s text:c="2"/>.</text:p>
      <text:p text:style-name="Text_20_body">More information may be found at the project's homepage at <text:a xlink:type="simple" xlink:href="http://tftasolver.berlios.de/"><text:span text:style-name="T7">http://tftasolver.berlios.de</text:span></text:a> <text:s text:c="2"/>.</text:p>
      <text:h text:style-name="P22" text:outline-level="1">Important Algorithms in TFTASolver</text:h>
      <text:h text:style-name="Heading_20_2" text:outline-level="2">Functional Description (Overview)</text:h>
      <text:p text:style-name="Text_20_body"/>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uTFTALogic.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row>
          <table:table-cell table:style-name="Tabelle13.A1" office:value-type="string">
            <text:list xml:id="list1712451643" text:style-name="L1">
              <text:list-header>
                <text:p text:style-name="P8">Explanation</text:p>
              </text:list-header>
            </text:list>
          </table:table-cell>
          <table:table-cell table:style-name="Tabelle13.B1" office:value-type="string">
            <text:list xml:id="list105168369" text:continue-numbering="true" text:style-name="L1">
              <text:list-header>
                <text:p text:style-name="P8">Example</text:p>
              </text:list-header>
            </text:list>
          </table:table-cell>
        </table:table-row>
        <table:table-row table:style-name="Tabelle13.2">
          <table:table-cell table:style-name="Tabelle13.A2" office:value-type="string">
            <text:list xml:id="list934474601" text:continue-numbering="true" text:style-name="L1">
              <text:list-item>
                <text:p text:style-name="P6">Call each of the following functions for the given term, iff the flag indicating a change of the given term is not set; note: this means that the first of these functions which actually changes the given term sets the flag indicating a change, the following functions are not entered during this loop.</text:p>
                <text:list>
                  <text:list-item>
                    <text:p text:style-name="P4"><text:span text:style-name="T4">PANDSplit</text:span></text:p>
                  </text:list-item>
                  <text:list-item>
                    <text:p text:style-name="P4"><text:span text:style-name="T4">PANDFalse</text:span></text:p>
                  </text:list-item>
                  <text:list-item>
                    <text:p text:style-name="P4"><text:span text:style-name="T4">ANDFalse</text:span></text:p>
                  </text:list-item>
                  <text:list-item>
                    <text:p text:style-name="P4"><text:span text:style-name="T4">SANDFalse</text:span></text:p>
                  </text:list-item>
                  <text:list-item>
                    <text:p text:style-name="P4"><text:span text:style-name="T4">ORXORTrue</text:span></text:p>
                  </text:list-item>
                  <text:list-item>
                    <text:p text:style-name="P4"><text:span text:style-name="T4">NOTFalseTrue</text:span></text:p>
                  </text:list-item>
                  <text:list-item>
                    <text:p text:style-name="P4"><text:span text:style-name="T4">NOTNOT</text:span></text:p>
                  </text:list-item>
                  <text:list-item>
                    <text:p text:style-name="P4"><text:span text:style-name="T4">ANDTrue</text:span></text:p>
                  </text:list-item>
                  <text:list-item>
                    <text:p text:style-name="P4">ORXORFalse</text:p>
                  </text:list-item>
                  <text:list-item>
                    <text:p text:style-name="P4">PANDMultiples</text:p>
                  </text:list-item>
                  <text:list-item>
                    <text:p text:style-name="P4">LawOfNonrecurrence</text:p>
                  </text:list-item>
                  <text:list-item>
                    <text:p text:style-name="P4">LawOfIdempotency</text:p>
                  </text:list-item>
                  <text:list-item>
                    <text:p text:style-name="P4">LawOfCompleteness</text:p>
                  </text:list-item>
                  <text:list-item>
                    <text:p text:style-name="P4">PANDPANDTransform</text:p>
                  </text:list-item>
                  <text:list-item>
                    <text:p text:style-name="P4">SANDPANDTransform<text:tab/> </text:p>
                  </text:list-item>
                </text:list>
              </text:list-item>
              <text:list-item>
                <text:p text:style-name="P4"><text:span text:style-name="T11">If a change of the given term occured: restart at point 1.(a);<text:line-break/>else (no change): reread the given term (in order to apply possible ealier changes) </text:span></text:p>
              </text:list-item>
              <text:list-item>
                <text:p text:style-name="P6">if given term has children: run SimplificationLoop on each of the children</text:p>
              </text:list-item>
              <text:list-item>
                <text:p text:style-name="P6">if any child of the given term is changed: loop back to point 1 (for child)</text:p>
              </text:list-item>
              <text:list-item>
                <text:p text:style-name="P6">else (no child changed): Return status of flag indicating any change</text:p>
              </text:list-item>
            </text:list>
          </table:table-cell>
          <table:table-cell table:style-name="Tabelle13.B2" office:value-type="string">
            <text:list xml:id="list783873762" text:continue-numbering="true" text:style-name="L1">
              <text:list-header>
                <text:p text:style-name="P9">---</text:p>
              </text:list-header>
            </text:list>
          </table:table-cell>
        </table:table-row>
      </table:table>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row>
          <table:table-cell table:style-name="Tabelle2.A1" office:value-type="string">
            <text:list xml:id="list291618644" text:continue-numbering="true" text:style-name="L1">
              <text:list-header>
                <text:p text:style-name="P8">Explanation</text:p>
              </text:list-header>
            </text:list>
          </table:table-cell>
          <table:table-cell table:style-name="Tabelle2.B1" office:value-type="string">
            <text:list xml:id="list505641181" text:continue-numbering="true" text:style-name="L1">
              <text:list-header>
                <text:p text:style-name="P8">Example</text:p>
              </text:list-header>
            </text:list>
          </table:table-cell>
        </table:table-row>
        <table:table-row>
          <table:table-cell table:style-name="Tabelle2.A2" office:value-type="string">
            <text:list xml:id="list1091615425" text:continue-list="list505641181" text:style-name="L1">
              <text:list-item text:start-value="1">
                <text:p text:style-name="P6">Check if given term is of type AND; if not then exit.</text:p>
              </text:list-item>
              <text:list-item>
                <text:p text:style-name="P6">Unset flag.</text:p>
              </text:list-item>
              <text:list-item>
                <text:p text:style-name="P6">For each operand of the given term do: if operand = False, then set flag.</text:p>
                <text:p text:style-name="P6"/>
                <text:p text:style-name="P6"/>
              </text:list-item>
              <text:list-item>
                <text:p text:style-name="P6">If flag is set then given term = False</text:p>
              </text:list-item>
            </text:list>
          </table:table-cell>
          <table:table-cell table:style-name="Tabelle2.B2" office:value-type="string">
            <text:list xml:id="list1191885826" text:continue-numbering="true" text:style-name="L1">
              <text:list-header>
                <text:p text:style-name="P9">AND[ W,False,Y,Z ]</text:p>
                <text:p text:style-name="P6"/>
                <text:p text:style-name="P9">W &lt;&gt; False → flag = 0,</text:p>
                <text:p text:style-name="P9">False = False → flag = 1, ...</text:p>
                <text:p text:style-name="P9"/>
                <text:p text:style-name="P9">False</text:p>
              </text:list-header>
            </text:list>
          </table:table-cell>
        </table:table-row>
      </table:table>
      <text:h text:style-name="P25" text:outline-level="3"><text:soft-page-break/>&lt;XXX&gt;Split</text:h>
      <text:p text:style-name="Text_20_body">&lt;XXX&gt; can stand for either of the following: AND, OR, XOR, PAND, SAND.</text:p>
      <text:p text:style-name="Text_20_body">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row>
          <table:table-cell table:style-name="Tabelle1.A1" office:value-type="string">
            <text:list xml:id="list1897613980" text:continue-numbering="true" text:style-name="L1">
              <text:list-header>
                <text:p text:style-name="P8">Explanation</text:p>
              </text:list-header>
            </text:list>
          </table:table-cell>
          <table:table-cell table:style-name="Tabelle1.B1" office:value-type="string">
            <text:list xml:id="list2121398356" text:continue-numbering="true" text:style-name="L1">
              <text:list-header>
                <text:p text:style-name="P8">Example</text:p>
              </text:list-header>
            </text:list>
          </table:table-cell>
        </table:table-row>
        <table:table-row>
          <table:table-cell table:style-name="Tabelle1.A2" office:value-type="string">
            <text:list xml:id="list2120314782" text:continue-list="list2121398356" text:style-name="L1">
              <text:list-item text:start-value="1">
                <text:p text:style-name="P6">Check if given term <text:s/>is of type &lt;XXX&gt; and if it has &gt;2 operands; if not then exit.</text:p>
              </text:list-item>
              <text:list-item>
                <text:p text:style-name="P6">Take the first two operands and make tempExpr = &lt;XXX&gt;[ op1,op2 ] </text:p>
              </text:list-item>
              <text:list-item>
                <text:p text:style-name="P6">Check if in EventList there is a event with temporalExpression = tempExpr</text:p>
              </text:list-item>
              <text:list-item>
                <text:p text:style-name="P6">If yes, then tempTerm is a pointer to this existing event, <text:line-break/>else, then tempTerm is created as new TTFTAObject with tempExpr.</text:p>
              </text:list-item>
              <text:list-item>
                <text:p text:style-name="P6">If in given term there are operands left then </text:p>
                <text:list>
                  <text:list-item>
                    <text:p text:style-name="P6">tempExpr = &lt;XXX&gt;[ tempTerm, nextoperand ]</text:p>
                  </text:list-item>
                  <text:list-item>
                    <text:p text:style-name="P6">goto 2.</text:p>
                    <text:p text:style-name="P6">:</text:p>
                    <text:p text:style-name="P6">:</text:p>
                  </text:list-item>
                </text:list>
              </text:list-item>
              <text:list-item>
                <text:p text:style-name="P6">If in given term there are no operands left then exit.</text:p>
              </text:list-item>
            </text:list>
          </table:table-cell>
          <table:table-cell table:style-name="Tabelle1.B2" office:value-type="string">
            <text:list xml:id="list819165835" text:continue-numbering="true" text:style-name="L1">
              <text:list-header>
                <text:p text:style-name="P9">AND[ W,X,Y,Z ]</text:p>
                <text:p text:style-name="P9"/>
                <text:p text:style-name="P9">AND[ W,X ]</text:p>
                <text:p text:style-name="P9"/>
              </text:list-header>
              <text:list-item>
                <text:p text:style-name="P9"/>
                <text:p text:style-name="P9">AND[ W,X ]</text:p>
                <text:p text:style-name="P9"/>
                <text:p text:style-name="P9">AND[ AND[ W,X ] ,Y ]</text:p>
              </text:list-item>
              <text:list-item>
                <text:p text:style-name="P9">:</text:p>
              </text:list-item>
              <text:list-item>
                <text:p text:style-name="P9">:</text:p>
                <text:p text:style-name="P15">AND[ AND[ AND[ W,X ] ,Y ] ,Z ]</text:p>
              </text:list-item>
            </text:list>
          </table:table-cell>
        </table:table-row>
      </table:table>
      <text:h text:style-name="P26" text:outline-level="3">uTFTALogic.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row>
          <table:table-cell table:style-name="Tabelle6.A1" office:value-type="string">
            <text:list xml:id="list51551723" text:continue-numbering="true" text:style-name="L1">
              <text:list-header>
                <text:p text:style-name="P8">Explanation</text:p>
              </text:list-header>
            </text:list>
          </table:table-cell>
          <table:table-cell table:style-name="Tabelle6.B1" office:value-type="string">
            <text:list xml:id="list1201871311" text:continue-numbering="true" text:style-name="L1">
              <text:list-header>
                <text:p text:style-name="P8">Example</text:p>
              </text:list-header>
            </text:list>
          </table:table-cell>
        </table:table-row>
        <table:table-row>
          <table:table-cell table:style-name="Tabelle6.A2" office:value-type="string">
            <text:list xml:id="list1385824711" text:continue-list="list1201871311" text:style-name="L1">
              <text:list-item text:start-value="1">
                <text:p text:style-name="P6">Check if given term <text:s/>is of type AND; if not then exit.</text:p>
              </text:list-item>
              <text:list-item>
                <text:p text:style-name="P6">For each operand of the given term do: if operand = True, then remove operand from given term.</text:p>
              </text:list-item>
              <text:list-item>
                <text:p text:style-name="P6">If only one operand in given term left, then given term = operand</text:p>
              </text:list-item>
              <text:list-item>
                <text:p text:style-name="P6">else if no operand in given term left, then given term = <text:s/>True</text:p>
              </text:list-item>
              <text:list-item>
                <text:p text:style-name="P6">exit.</text:p>
              </text:list-item>
            </text:list>
          </table:table-cell>
          <table:table-cell table:style-name="Tabelle6.B2" office:value-type="string">
            <text:list xml:id="list603800670" text:continue-numbering="true" text:style-name="L1">
              <text:list-header>
                <text:p text:style-name="P9">AND[ W,True,Y,Z ]</text:p>
                <text:p text:style-name="P9">W &lt;&gt; True, </text:p>
                <text:p text:style-name="P9">True = True → OR[ W,Y,Z ]</text:p>
                <text:p text:style-name="P9"/>
                <text:p text:style-name="P11"/>
              </text:list-header>
            </text:list>
          </table:table-cell>
        </table:table-row>
      </table:table>
      <text:h text:style-name="P26" text:outline-level="3">uTFTALogic.GenericUpdateObject</text:h>
      <text:p text:style-name="Text_20_body">Functionality: Modifies a given event to point to another event in EventList, which was found to be logicall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esign was chosen: Each event has a fal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row>
          <table:table-cell table:style-name="Tabelle7.A1" office:value-type="string">
            <text:list xml:id="list1452926851" text:continue-numbering="true" text:style-name="L1">
              <text:list-header>
                <text:p text:style-name="P8">Explanation</text:p>
              </text:list-header>
            </text:list>
          </table:table-cell>
          <table:table-cell table:style-name="Tabelle7.B1" office:value-type="string">
            <text:list xml:id="list478420188" text:continue-numbering="true" text:style-name="L1">
              <text:list-header>
                <text:p text:style-name="P8">Example</text:p>
              </text:list-header>
            </text:list>
          </table:table-cell>
        </table:table-row>
        <table:table-row>
          <table:table-cell table:style-name="Tabelle7.A2" office:value-type="string">
            <text:list xml:id="list1958614417" text:continue-list="list478420188" text:style-name="L1">
              <text:list-item text:start-value="1">
                <text:p text:style-name="P6">Set given term pointer to updated event </text:p>
              </text:list-item>
              <text:list-item>
                <text:p text:style-name="P6">Set given term flag “NeedsToBeUpdated”</text:p>
              </text:list-item>
              <text:list-item>
                <text:p text:style-name="P6">Reread the pointer which showed to the given event, this triggers a routine within the given events list of children (type: TTFTAList) to “re-point” to the new event.</text:p>
              </text:list-item>
              <text:list-item>
                <text:p text:style-name="P6"><text:soft-page-break/>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2062684111" text:continue-numbering="true" text:style-name="L1">
              <text:list-item>
                <text:list>
                  <text:list-item>
                    <text:list>
                      <text:list-header>
                        <text:p text:style-name="P9">---</text:p>
                      </text:list-header>
                    </text:list>
                  </text:list-item>
                </text:list>
                <text:p text:style-name="P9"/>
                <text:p text:style-name="P9"/>
                <text:p text:style-name="P11"/>
              </text:list-item>
            </text:list>
          </table:table-cell>
        </table:table-row>
      </table:table>
      <text:h text:style-name="P26" text:outline-level="3">uTFTALogic.LawOfCompleteness</text:h>
      <text:p text:style-name="P17"><text:span text:style-name="T4">Functionality: Apply temporal logic's law of completeness.</text:span></text:p>
      <text:p text:style-name="P13"><text:span text:style-name="T4">Background: In order to reduce the combinatorical blow-up of events / objects AND terms are only transformed according to the law of completeness if at least one of the operands is not a basic event, i.e. AND terms of only bsaic events are not transformed.</text:span></text:p>
      <text:p text:style-name="Text_20_body">Example: AND[ X, PAND[ Y,Z ] ] → XOR[ PAND[ X,PAND[ Y,Z ] ], PAND[ PAND[ Y,Z ],X ], SAND [ X,PAND[ Y,Z ] ] ]</text:p>
      <text:p text:style-name="Text_20_body">Algorithm:</text:p>
      <table:table table:name="Tabelle14" table:style-name="Tabelle14">
        <table:table-column table:style-name="Tabelle14.A"/>
        <table:table-column table:style-name="Tabelle14.B"/>
        <table:table-row>
          <table:table-cell table:style-name="Tabelle14.A1" office:value-type="string">
            <text:list xml:id="list2069498363" text:continue-numbering="true" text:style-name="L1">
              <text:list-header>
                <text:p text:style-name="P8">Explanation</text:p>
              </text:list-header>
            </text:list>
          </table:table-cell>
          <table:table-cell table:style-name="Tabelle14.B1" office:value-type="string">
            <text:list xml:id="list1053041269" text:continue-numbering="true" text:style-name="L1">
              <text:list-header>
                <text:p text:style-name="P8">Example</text:p>
              </text:list-header>
            </text:list>
          </table:table-cell>
        </table:table-row>
        <table:table-row>
          <table:table-cell table:style-name="Tabelle14.A2" office:value-type="string">
            <text:list xml:id="list107431619" text:continue-list="list1053041269" text:style-name="L1">
              <text:list-item text:start-value="1">
                <text:p text:style-name="P6">Check if given term is of type AND; if not then exit.</text:p>
              </text:list-item>
            </text:list>
            <text:list text:style-name="L1">
              <text:list-item>
                <text:p text:style-name="P6">Check if at least one operand of given term is no basic event; if not then exit.</text:p>
              </text:list-item>
              <text:list-item>
                <text:p text:style-name="P6">If given term has more than two operands, then call ANDSplit on the given term.</text:p>
              </text:list-item>
              <text:list-item>
                <text:p text:style-name="P6">Check if in EventList there is a event identical to the final outcome of the planned transformation.</text:p>
              </text:list-item>
              <text:list-item>
                <text:p text:style-name="P6">If yes, then set given term to this existing event and exit.</text:p>
              </text:list-item>
              <text:list-item>
                <text:p text:style-name="P6">Set op1 = first operand of given term and op2 = second operand of given term.</text:p>
              </text:list-item>
              <text:list-item>
                <text:p text:style-name="P6">For each of the planned new subterms (with PAND[ op1,op2 ] and PAND[ op2,op1 ] and SAND[ op1,op2 ] ) do</text:p>
                <text:list>
                  <text:list-item>
                    <text:p text:style-name="P6">check if in EventList there is such an event,</text:p>
                  </text:list-item>
                  <text:list-item>
                    <text:p text:style-name="P6">if yes, then subterm = this existing event,</text:p>
                  </text:list-item>
                  <text:list-item>
                    <text:p text:style-name="P6">else create subterm as new TTFTAObject.</text:p>
                  </text:list-item>
                </text:list>
              </text:list-item>
              <text:list-item>
                <text:p text:style-name="P6">Rebuild given term as term of type XOR with the three subterms as new children.</text:p>
              </text:list-item>
            </text:list>
          </table:table-cell>
          <table:table-cell table:style-name="Tabelle14.B2" office:value-type="string">
            <text:list xml:id="list956370546" text:continue-numbering="true" text:style-name="L1">
              <text:list-header>
                <text:p text:style-name="P9">AND[ X, PAND[ Y,Z ] ]</text:p>
              </text:list-header>
            </text:list>
            <text:p text:style-name="P7"/>
            <text:p text:style-name="P7"/>
            <text:p text:style-name="P7"/>
            <text:p text:style-name="P7"/>
            <text:p text:style-name="P7"/>
            <text:p text:style-name="P7"/>
            <text:p text:style-name="P12">op1 = X ; op2 = PAND[ Y,Z ]</text:p>
            <text:p text:style-name="P12"/>
            <text:p text:style-name="P12">sub1 = PAND[ X,PAND[ Y,Z ] ]</text:p>
            <text:p text:style-name="P12">sub2 = PAND[ PAND[ Y,Z ],X ]</text:p>
            <text:p text:style-name="P12">sub3 = SAND[ X,PAND[ Y,Z ] ]</text:p>
            <text:p text:style-name="P10"/>
            <text:p text:style-name="P10"/>
            <text:p text:style-name="P12">XOR[ sub1, sub2, sub3 ]</text:p>
          </table:table-cell>
        </table:table-row>
      </table:table>
      <text:h text:style-name="P27" text:outline-level="3">uTFTALogic.LawOfIdempotency</text:h>
      <text:p text:style-name="P17"><text:span text:style-name="T4">Functionality: Apply temporal logic's law of idempotency.</text:span></text:p>
      <text:p text:style-name="Text_20_body">Example: SAND[ X,Y,X ] → SAND[ X,Y ]</text:p>
      <text:p text:style-name="Text_20_body">Algorithm:</text:p>
      <table:table table:name="Tabelle15" table:style-name="Tabelle15">
        <table:table-column table:style-name="Tabelle15.A"/>
        <table:table-column table:style-name="Tabelle15.B"/>
        <table:table-row>
          <table:table-cell table:style-name="Tabelle15.A1" office:value-type="string">
            <text:list xml:id="list757214619" text:continue-numbering="true" text:style-name="L1">
              <text:list-header>
                <text:p text:style-name="P8">Explanation</text:p>
              </text:list-header>
            </text:list>
          </table:table-cell>
          <table:table-cell table:style-name="Tabelle15.B1" office:value-type="string">
            <text:list xml:id="list138929941" text:continue-numbering="true" text:style-name="L1">
              <text:list-header>
                <text:p text:style-name="P8">Example</text:p>
              </text:list-header>
            </text:list>
          </table:table-cell>
        </table:table-row>
        <table:table-row>
          <table:table-cell table:style-name="Tabelle15.A2" office:value-type="string">
            <text:list xml:id="list1358953179" text:continue-list="list138929941" text:style-name="L1">
              <text:list-item text:start-value="1">
                <text:p text:style-name="P6">Check if given term is of type SAND or AND or OR or XOR; if not then exit.</text:p>
              </text:list-item>
              <text:list-item>
                <text:p text:style-name="P6">For each operand of given term check for duplicates and remove them from given term.</text:p>
                <text:p text:style-name="P6"/>
              </text:list-item>
              <text:list-item>
                <text:p text:style-name="P6">If given term has only one single operand left (i.e. all its operands from the beginning were identical), then given term = operand</text:p>
              </text:list-item>
            </text:list>
          </table:table-cell>
          <table:table-cell table:style-name="Tabelle15.B2" office:value-type="string">
            <text:list xml:id="list1419825156" text:continue-numbering="true" text:style-name="L1">
              <text:list-header>
                <text:p text:style-name="P9">SAND[ X,Y,X ] </text:p>
                <text:p text:style-name="P9">X: duplicate found and removed</text:p>
                <text:p text:style-name="P9">Y: no duplicate found</text:p>
              </text:list-header>
            </text:list>
            <text:p text:style-name="P7"/>
            <text:p text:style-name="P12">two operands left → do nothing</text:p>
            <text:p text:style-name="P12"/>
            <text:p text:style-name="P12">SAND[ X,Y ]</text:p>
          </table:table-cell>
        </table:table-row>
      </table:table>
      <text:h text:style-name="P26" text:outline-level="3">uTFTALogic.LawOfNonrecurrence</text:h>
      <text:p text:style-name="Text_20_body">Functionality: Look for and filter recurrences of events.</text:p>
      <text:p text:style-name="Text_20_body">Background: If a temporal term requires that a event happened at one time, then if in the same term the same event recurres for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row>
          <table:table-cell table:style-name="Tabelle9.A1" office:value-type="string">
            <text:list xml:id="list1129485169" text:continue-numbering="true" text:style-name="L1">
              <text:list-header>
                <text:p text:style-name="P8">Explanation</text:p>
              </text:list-header>
            </text:list>
          </table:table-cell>
          <table:table-cell table:style-name="Tabelle9.B1" office:value-type="string">
            <text:list xml:id="list1059969370" text:continue-numbering="true" text:style-name="L1">
              <text:list-header>
                <text:p text:style-name="P8">Example</text:p>
              </text:list-header>
            </text:list>
          </table:table-cell>
        </table:table-row>
        <table:table-row>
          <table:table-cell table:style-name="Tabelle9.A2" office:value-type="string">
            <text:list xml:id="list445725969" text:continue-list="list1059969370" text:style-name="L1">
              <text:list-item text:start-value="1">
                <text:p text:style-name="P6">Check if given term is of type PAND; if not then exit.</text:p>
              </text:list-item>
              <text:list-item>
                <text:p text:style-name="P6">Check if given term has only two operands, if not then exit.</text:p>
              </text:list-item>
              <text:list-item>
                <text:p text:style-name="P6">Take first operand and according to the type, extract all events <text:soft-page-break/>and put them to the “A-list” (note: “term” in this context denotes each and every (sub)term that is currently inspected):</text:p>
                <text:list>
                  <text:list-item>
                    <text:p text:style-name="P6">if type of term is PAND or SAND or AND: add whole term itself to A-list and continue inspection (step 3) for all operands of term (i.e. next lower level of inspection).</text:p>
                  </text:list-item>
                  <text:list-item>
                    <text:p text:style-name="P6">if type of term is OR or XOR or term is a basic event: add only the whole term itself to A-list and return to next higher level of inspection (step 3).</text:p>
                  </text:list-item>
                  <text:list-item>
                    <text:p text:style-name="P6">if type of term is NOT then return to next higher level of inspection (step 3) (NOT-PANDs are covered separately).</text:p>
                  </text:list-item>
                </text:list>
              </text:list-item>
              <text:list-item>
                <text:p text:style-name="P6">Take second operand and according to the type, extract all events and put them to the “B-list” (note: “term” in this context denotes each and every (sub)term that is currently inspected):</text:p>
                <text:list>
                  <text:list-item>
                    <text:p text:style-name="P6">if type of term is PAND: add the term itself to B-list and continue inspection (step 4) for last operand of term.</text:p>
                  </text:list-item>
                  <text:list-item>
                    <text:p text:style-name="P6">If type of term is AND or SAND: add the term itself to B-list and continue inspection (step 4) for all operands of term.</text:p>
                  </text:list-item>
                  <text:list-item>
                    <text:p text:style-name="P6">if type of term is OR or XOR or term is a basic event: add only the whole term itself to B-list and return to next higher level of inspection (step 4).</text:p>
                  </text:list-item>
                  <text:list-item>
                    <text:p text:style-name="P6">if type of term is NOT then return to next higher level of inspection (step 4) (NOT-PANDs are covered separately).</text:p>
                  </text:list-item>
                  <text:list-item>
                    <text:p text:style-name="P6">At each step before continuing the inspection check wether any of the events in B-list is listed in A-list.</text:p>
                  </text:list-item>
                  <text:list-item>
                    <text:p text:style-name="P6">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976204070" text:continue-numbering="true" text:style-name="L1">
              <text:list-header>
                <text:p text:style-name="P9">PAND[ PAND[ X,Y ], PAND[ PAND[ Y,X ], Z ]] </text:p>
              </text:list-header>
            </text:list>
            <text:p text:style-name="P5"/>
            <text:p text:style-name="P12"><text:soft-page-break/>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26" text:outline-level="3">uTFTALogic.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row>
          <table:table-cell table:style-name="Tabelle10.A1" office:value-type="string">
            <text:list xml:id="list1134054927" text:continue-numbering="true" text:style-name="L1">
              <text:list-header>
                <text:p text:style-name="P8">Explanation</text:p>
              </text:list-header>
            </text:list>
          </table:table-cell>
          <table:table-cell table:style-name="Tabelle10.B1" office:value-type="string">
            <text:list xml:id="list1349117758" text:continue-numbering="true" text:style-name="L1">
              <text:list-header>
                <text:p text:style-name="P8">Example</text:p>
              </text:list-header>
            </text:list>
          </table:table-cell>
        </table:table-row>
        <table:table-row>
          <table:table-cell table:style-name="Tabelle10.A2" office:value-type="string">
            <text:list xml:id="list1728995020" text:continue-list="list1349117758" text:style-name="L1">
              <text:list-item text:start-value="1">
                <text:p text:style-name="P6">Check if given term is of type NOT and that child of given term is either False or True; if not then exit.</text:p>
              </text:list-item>
              <text:list-item>
                <text:p text:style-name="P6">If child of given term ist True then set given term to False; <text:line-break/>else set given term is set to True.</text:p>
              </text:list-item>
            </text:list>
          </table:table-cell>
          <table:table-cell table:style-name="Tabelle10.B2" office:value-type="string">
            <text:list xml:id="list1394590758" text:continue-numbering="true" text:style-name="L1">
              <text:list-header>
                <text:p text:style-name="P15">NOT[False] </text:p>
                <text:p text:style-name="P6"/>
                <text:p text:style-name="P9">True</text:p>
              </text:list-header>
            </text:list>
          </table:table-cell>
        </table:table-row>
      </table:table>
      <text:h text:style-name="P26" text:outline-level="3">uTFTALogic.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row>
          <table:table-cell table:style-name="Tabelle8.A1" office:value-type="string">
            <text:list xml:id="list1823676126" text:continue-numbering="true" text:style-name="L1">
              <text:list-header>
                <text:p text:style-name="P8">Explanation</text:p>
              </text:list-header>
            </text:list>
          </table:table-cell>
          <table:table-cell table:style-name="Tabelle8.B1" office:value-type="string">
            <text:list xml:id="list642043984" text:continue-numbering="true" text:style-name="L1">
              <text:list-header>
                <text:p text:style-name="P8">Example</text:p>
              </text:list-header>
            </text:list>
          </table:table-cell>
        </table:table-row>
        <table:table-row>
          <table:table-cell table:style-name="Tabelle8.A2" office:value-type="string">
            <text:list xml:id="list407910124" text:continue-list="list642043984" text:style-name="L1">
              <text:list-item text:start-value="1">
                <text:p text:style-name="P6">Check if given term is of type NOT and that child of given term is of type NOT; if not then exit.</text:p>
              </text:list-item>
              <text:list-item>
                <text:p text:style-name="P6">Given Term is set to child of the child of given term.</text:p>
              </text:list-item>
            </text:list>
          </table:table-cell>
          <table:table-cell table:style-name="Tabelle8.B2" office:value-type="string">
            <text:list xml:id="list1542723645" text:continue-numbering="true" text:style-name="L1">
              <text:list-header>
                <text:p text:style-name="P9">NOT[ NOT[ X ]] </text:p>
                <text:p text:style-name="P6"/>
                <text:p text:style-name="P9">X</text:p>
              </text:list-header>
            </text:list>
          </table:table-cell>
        </table:table-row>
      </table:table>
      <text:h text:style-name="P26" text:outline-level="3">uTFTALogic.ORXORFalse</text:h>
      <text:p text:style-name="Text_20_body">Functionality: Remove any occurrences of False in an OR or an XOR term. If afterwards only one operand is left, then retu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row>
          <table:table-cell table:style-name="Tabelle5.A1" office:value-type="string">
            <text:list xml:id="list584875879" text:continue-numbering="true" text:style-name="L1">
              <text:list-header>
                <text:p text:style-name="P8">Explanation</text:p>
              </text:list-header>
            </text:list>
          </table:table-cell>
          <table:table-cell table:style-name="Tabelle5.B1" office:value-type="string">
            <text:list xml:id="list349658445" text:continue-numbering="true" text:style-name="L1">
              <text:list-header>
                <text:p text:style-name="P8">Example</text:p>
              </text:list-header>
            </text:list>
          </table:table-cell>
        </table:table-row>
        <table:table-row>
          <table:table-cell table:style-name="Tabelle5.A2" office:value-type="string">
            <text:list xml:id="list183323020" text:continue-list="list349658445" text:style-name="L1">
              <text:list-item text:start-value="1">
                <text:p text:style-name="P6">Check if given term <text:s/>is of type OR or XOR; if not then exit.</text:p>
              </text:list-item>
              <text:list-item>
                <text:p text:style-name="P6"><text:soft-page-break/>For each operand of the given term do: if operand = False, then remove operand from given term.</text:p>
              </text:list-item>
              <text:list-item>
                <text:p text:style-name="P6">If only one operand in given term left, then given term = operand</text:p>
              </text:list-item>
              <text:list-item>
                <text:p text:style-name="P6">else if no operand in given term left, then given term = False</text:p>
              </text:list-item>
              <text:list-item>
                <text:p text:style-name="P6">exit.</text:p>
              </text:list-item>
            </text:list>
          </table:table-cell>
          <table:table-cell table:style-name="Tabelle5.B2" office:value-type="string">
            <text:list xml:id="list605344789" text:continue-numbering="true" text:style-name="L1">
              <text:list-header>
                <text:p text:style-name="P9">OR[ W,False,Y,Z ]</text:p>
                <text:p text:style-name="P9"><text:soft-page-break/>W &lt;&gt; False, </text:p>
                <text:p text:style-name="P9">False = False → OR[ W,Y,Z ]</text:p>
                <text:p text:style-name="P9"/>
                <text:p text:style-name="P11"/>
              </text:list-header>
            </text:list>
          </table:table-cell>
        </table:table-row>
      </table:table>
      <text:h text:style-name="P26" text:outline-level="3">uTFTALogic.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row>
          <table:table-cell table:style-name="Tabelle4.A1" office:value-type="string">
            <text:list xml:id="list1520446944" text:continue-numbering="true" text:style-name="L1">
              <text:list-header>
                <text:p text:style-name="P8">Explanation</text:p>
              </text:list-header>
            </text:list>
          </table:table-cell>
          <table:table-cell table:style-name="Tabelle4.B1" office:value-type="string">
            <text:list xml:id="list1538064918" text:continue-numbering="true" text:style-name="L1">
              <text:list-header>
                <text:p text:style-name="P8">Example</text:p>
              </text:list-header>
            </text:list>
          </table:table-cell>
        </table:table-row>
        <table:table-row>
          <table:table-cell table:style-name="Tabelle4.A2" office:value-type="string">
            <text:list xml:id="list1178062646" text:continue-list="list1538064918" text:style-name="L1">
              <text:list-item text:start-value="1">
                <text:p text:style-name="P6">Check if given term is of type OR or XOR; if not then exit.</text:p>
              </text:list-item>
              <text:list-item>
                <text:p text:style-name="P6">Unset flag.</text:p>
              </text:list-item>
              <text:list-item>
                <text:p text:style-name="P6">For each operand of the given term do: if operand = True, then set flag.</text:p>
              </text:list-item>
            </text:list>
            <text:p text:style-name="P5"/>
            <text:p text:style-name="P5"/>
            <text:list xml:id="list794807334" text:continue-numbering="true" text:style-name="L1">
              <text:list-item>
                <text:p text:style-name="P6">If flag is set then given term = True</text:p>
              </text:list-item>
              <text:list-item>
                <text:p text:style-name="P6">exit.</text:p>
              </text:list-item>
            </text:list>
          </table:table-cell>
          <table:table-cell table:style-name="Tabelle4.B2" office:value-type="string">
            <text:list xml:id="list1985402293" text:continue-numbering="true" text:style-name="L1">
              <text:list-header>
                <text:p text:style-name="P9">OR[ W,True,Y,Z ]</text:p>
                <text:p text:style-name="P9"/>
                <text:p text:style-name="P9">W &lt;&gt; True → flag = 0,</text:p>
                <text:p text:style-name="P9">True = True → flag = 1, ...</text:p>
                <text:p text:style-name="P9"/>
                <text:p text:style-name="P9">True</text:p>
              </text:list-header>
            </text:list>
          </table:table-cell>
        </table:table-row>
      </table:table>
      <text:h text:style-name="P26" text:outline-level="3">uTFTALogic.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row>
          <table:table-cell table:style-name="Tabelle11.A1" office:value-type="string">
            <text:list xml:id="list958110603" text:continue-numbering="true" text:style-name="L1">
              <text:list-header>
                <text:p text:style-name="P8">Explanation</text:p>
              </text:list-header>
            </text:list>
          </table:table-cell>
          <table:table-cell table:style-name="Tabelle11.B1" office:value-type="string">
            <text:list xml:id="list678924984" text:continue-numbering="true" text:style-name="L1">
              <text:list-header>
                <text:p text:style-name="P8">Example</text:p>
              </text:list-header>
            </text:list>
          </table:table-cell>
        </table:table-row>
        <table:table-row>
          <table:table-cell table:style-name="Tabelle11.A2" office:value-type="string">
            <text:list xml:id="list1876334195" text:continue-list="list678924984" text:style-name="L1">
              <text:list-item text:start-value="1">
                <text:p text:style-name="P6">Check if given term is of type PAND and term has two operands; if not then exit.</text:p>
              </text:list-item>
              <text:list-item>
                <text:p text:style-name="P6">If first operand of term is False then set given term to False;</text:p>
              </text:list-item>
              <text:list-item>
                <text:p text:style-name="P6">else if second operand of term is either True or False then set given term to False.</text:p>
              </text:list-item>
            </text:list>
          </table:table-cell>
          <table:table-cell table:style-name="Tabelle11.B2" office:value-type="string">
            <text:list xml:id="list1980069059" text:continue-numbering="true" text:style-name="L1">
              <text:list-header>
                <text:p text:style-name="P9">PAND[ False,X ] </text:p>
                <text:p text:style-name="P9"/>
                <text:p text:style-name="P9">False = False → <text:line-break/><text:tab/>given term = False,</text:p>
                <text:p text:style-name="P11"/>
              </text:list-header>
            </text:list>
          </table:table-cell>
        </table:table-row>
      </table:table>
      <text:h text:style-name="P26" text:outline-level="3">uTFTALogic.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row>
          <table:table-cell table:style-name="Tabelle12.A1" office:value-type="string">
            <text:list xml:id="list755273790" text:continue-numbering="true" text:style-name="L1">
              <text:list-header>
                <text:p text:style-name="P8">Explanation</text:p>
              </text:list-header>
            </text:list>
          </table:table-cell>
          <table:table-cell table:style-name="Tabelle12.B1" office:value-type="string">
            <text:list xml:id="list654138281" text:continue-numbering="true" text:style-name="L1">
              <text:list-header>
                <text:p text:style-name="P8">Example</text:p>
              </text:list-header>
            </text:list>
          </table:table-cell>
        </table:table-row>
        <table:table-row>
          <table:table-cell table:style-name="Tabelle12.A2" office:value-type="string">
            <text:list xml:id="list558717217" text:continue-list="list654138281" text:style-name="L1">
              <text:list-item text:start-value="1">
                <text:p text:style-name="P6">Check if given term is of type PAND and term has two operands; if not then exit.</text:p>
              </text:list-item>
              <text:list-item>
                <text:p text:style-name="P6">If first operand of term equals the second operand then set given term to False;</text:p>
              </text:list-item>
            </text:list>
          </table:table-cell>
          <table:table-cell table:style-name="Tabelle12.B2" office:value-type="string">
            <text:list xml:id="list863120919" text:continue-numbering="true" text:style-name="L1">
              <text:list-header>
                <text:p text:style-name="P9">---</text:p>
                <text:p text:style-name="P11"/>
              </text:list-header>
            </text:list>
          </table:table-cell>
        </table:table-row>
      </table:table>
      <text:h text:style-name="P26" text:outline-level="3">uTFTALogic.PANDPANDTransform</text:h>
      <text:p text:style-name="P17"><text:span text:style-name="T4">Functionality: ---</text:span></text:p>
      <text:p text:style-name="Text_20_body">Example: ---</text:p>
      <text:p text:style-name="Text_20_body">Algorithm:</text:p>
      <table:table table:name="Tabelle16" table:style-name="Tabelle16">
        <table:table-column table:style-name="Tabelle16.A"/>
        <table:table-column table:style-name="Tabelle16.B"/>
        <table:table-row>
          <table:table-cell table:style-name="Tabelle16.A1" office:value-type="string">
            <text:list xml:id="list1982008647" text:continue-numbering="true" text:style-name="L1">
              <text:list-header>
                <text:p text:style-name="P8">Explanation</text:p>
              </text:list-header>
            </text:list>
          </table:table-cell>
          <table:table-cell table:style-name="Tabelle16.B1" office:value-type="string">
            <text:list xml:id="list1947459561" text:continue-numbering="true" text:style-name="L1">
              <text:list-header>
                <text:p text:style-name="P8">Example</text:p>
              </text:list-header>
            </text:list>
          </table:table-cell>
        </table:table-row>
        <table:table-row>
          <table:table-cell table:style-name="Tabelle16.A2" office:value-type="string">
            <text:list xml:id="list1961523275" text:continue-list="list1947459561" text:style-name="L1">
              <text:list-item text:start-value="1">
                <text:p text:style-name="P6">---</text:p>
              </text:list-item>
            </text:list>
          </table:table-cell>
          <table:table-cell table:style-name="Tabelle16.B2" office:value-type="string">
            <text:list xml:id="list863411556" text:continue-numbering="true" text:style-name="L1">
              <text:list-header>
                <text:p text:style-name="P9">---</text:p>
                <text:p text:style-name="P11"/>
              </text:list-header>
            </text:list>
          </table:table-cell>
        </table:table-row>
      </table:table>
      <text:h text:style-name="P26" text:outline-level="3"><text:soft-page-break/>uTFTALogic.SANDFalse</text:h>
      <text:p text:style-name="P17"><text:span text:style-name="T4">Functionality: ---</text:span></text:p>
      <text:p text:style-name="Text_20_body">Example: ---</text:p>
      <text:p text:style-name="Text_20_body">Algorithm:</text:p>
      <table:table table:name="Tabelle17" table:style-name="Tabelle17">
        <table:table-column table:style-name="Tabelle17.A"/>
        <table:table-column table:style-name="Tabelle17.B"/>
        <table:table-row>
          <table:table-cell table:style-name="Tabelle17.A1" office:value-type="string">
            <text:list xml:id="list214619069" text:continue-numbering="true" text:style-name="L1">
              <text:list-header>
                <text:p text:style-name="P8">Explanation</text:p>
              </text:list-header>
            </text:list>
          </table:table-cell>
          <table:table-cell table:style-name="Tabelle17.B1" office:value-type="string">
            <text:list xml:id="list759160885" text:continue-numbering="true" text:style-name="L1">
              <text:list-header>
                <text:p text:style-name="P8">Example</text:p>
              </text:list-header>
            </text:list>
          </table:table-cell>
        </table:table-row>
        <table:table-row>
          <table:table-cell table:style-name="Tabelle17.A2" office:value-type="string">
            <text:list xml:id="list1966383670" text:continue-list="list759160885" text:style-name="L1">
              <text:list-item text:start-value="1">
                <text:p text:style-name="P6">---</text:p>
              </text:list-item>
            </text:list>
          </table:table-cell>
          <table:table-cell table:style-name="Tabelle17.B2" office:value-type="string">
            <text:list xml:id="list1532654014" text:continue-numbering="true" text:style-name="L1">
              <text:list-header>
                <text:p text:style-name="P9">---</text:p>
                <text:p text:style-name="P11"/>
              </text:list-header>
            </text:list>
          </table:table-cell>
        </table:table-row>
      </table:table>
      <text:h text:style-name="P26" text:outline-level="3">uTFTALogic.SANDPANDTransform</text:h>
      <text:p text:style-name="P17"><text:span text:style-name="T4">Functionality: ---</text:span></text:p>
      <text:p text:style-name="Text_20_body">Example: ---</text:p>
      <text:p text:style-name="Text_20_body">Algorithm:</text:p>
      <table:table table:name="Tabelle18" table:style-name="Tabelle18">
        <table:table-column table:style-name="Tabelle18.A"/>
        <table:table-column table:style-name="Tabelle18.B"/>
        <table:table-row>
          <table:table-cell table:style-name="Tabelle18.A1" office:value-type="string">
            <text:list xml:id="list309589444" text:continue-numbering="true" text:style-name="L1">
              <text:list-header>
                <text:p text:style-name="P8">Explanation</text:p>
              </text:list-header>
            </text:list>
          </table:table-cell>
          <table:table-cell table:style-name="Tabelle18.B1" office:value-type="string">
            <text:list xml:id="list1182407968" text:continue-numbering="true" text:style-name="L1">
              <text:list-header>
                <text:p text:style-name="P8">Example</text:p>
              </text:list-header>
            </text:list>
          </table:table-cell>
        </table:table-row>
        <table:table-row>
          <table:table-cell table:style-name="Tabelle18.A2" office:value-type="string">
            <text:list xml:id="list1177763680" text:continue-list="list1182407968" text:style-name="L1">
              <text:list-item text:start-value="1">
                <text:p text:style-name="P6">---</text:p>
              </text:list-item>
            </text:list>
          </table:table-cell>
          <table:table-cell table:style-name="Tabelle18.B2" office:value-type="string">
            <text:list xml:id="list920550615" text:continue-numbering="true" text:style-name="L1">
              <text:list-header>
                <text:p text:style-name="P9">---</text:p>
                <text:p text:style-name="P11"/>
              </text:list-header>
            </text:list>
          </table:table-cell>
        </table:table-row>
      </table:table>
      <text:h text:style-name="P23" text:outline-level="2"><text:span text:style-name="T3">Unit uTFTAExpression</text:span></text:h>
      <text:p text:style-name="Text_20_body">This unit holds the class TTFTAExpression and its members and methods. TTFTAExpression provides</text:p>
      <text:list xml:id="list466121609" text:style-name="L2">
        <text:list-item>
          <text:p text:style-name="P14">a temporal term of type TTFTAObject (as provided by unit uTFTAObject),</text:p>
        </text:list-item>
        <text:list-item>
          <text:p text:style-name="P14">input and output TTreeNodes structures for tree-like visualization of the input and output strings; those strings hold, respectively, </text:p>
          <text:list>
            <text:list-item>
              <text:p text:style-name="P14">the temporal expression as entered by the user (input) or</text:p>
            </text:list-item>
            <text:list-item>
              <text:p text:style-name="P14">the temporal expression derived from the input one by applying the rules of temporal logic (output).</text:p>
            </text:list-item>
          </text:list>
        </text:list-item>
        <text:list-item>
          <text:p text:style-name="P14">several methods for (among others)</text:p>
          <text:list>
            <text:list-item>
              <text:p text:style-name="P14">converting the input string as entered by the user into a tree-like visualization,</text:p>
            </text:list-item>
            <text:list-item>
              <text:p text:style-name="P14">converting the input string as entered by the user into a TTFTAObject-structure,</text:p>
            </text:list-item>
            <text:list-item>
              <text:p text:style-name="P14">converting the output string into a tree-like visualization,</text:p>
            </text:list-item>
            <text:list-item>
              <text:p text:style-name="P14">starting the simplification (using the methods in uTFTALogic)</text:p>
            </text:list-item>
          </text:list>
        </text:list-item>
      </text:list>
      <text:p text:style-name="P13"><text:span text:style-name="T4">The following chapters describe the most important algorithms used in this unit.</text:span></text:p>
      <text:h text:style-name="P25" text:outline-level="3">uTFTAExpression.Simplify</text:h>
      <text:p text:style-name="P17"><text:span text:style-name="T4">Functionality: ---</text:span></text:p>
      <text:p text:style-name="Text_20_body">Example: ---</text:p>
      <text:p text:style-name="Text_20_body">Algorithm:</text:p>
      <table:table table:name="Tabelle19" table:style-name="Tabelle19">
        <table:table-column table:style-name="Tabelle19.A"/>
        <table:table-column table:style-name="Tabelle19.B"/>
        <table:table-row>
          <table:table-cell table:style-name="Tabelle19.A1" office:value-type="string">
            <text:list xml:id="list1559235279" text:continue-list="list920550615" text:style-name="L1">
              <text:list-header>
                <text:p text:style-name="P8">Explanation</text:p>
              </text:list-header>
            </text:list>
          </table:table-cell>
          <table:table-cell table:style-name="Tabelle19.B1" office:value-type="string">
            <text:list xml:id="list541920864" text:continue-numbering="true" text:style-name="L1">
              <text:list-header>
                <text:p text:style-name="P8">Example</text:p>
              </text:list-header>
            </text:list>
          </table:table-cell>
        </table:table-row>
        <table:table-row>
          <table:table-cell table:style-name="Tabelle19.A2" office:value-type="string">
            <text:list xml:id="list1474343681" text:continue-list="list541920864" text:style-name="L1">
              <text:list-item text:start-value="1">
                <text:p text:style-name="P6">---</text:p>
              </text:list-item>
            </text:list>
          </table:table-cell>
          <table:table-cell table:style-name="Tabelle19.B2" office:value-type="string">
            <text:list xml:id="list1877810911" text:continue-numbering="true" text:style-name="L1">
              <text:list-header>
                <text:p text:style-name="P9">---</text:p>
                <text:p text:style-name="P11"/>
              </text:list-header>
            </text:list>
          </table:table-cell>
        </table:table-row>
      </table:table>
      <text:h text:style-name="P23" text:outline-level="2"><text:span text:style-name="T3">Unit uTFTAObject</text:span></text:h>
      <text:p text:style-name="P16">This unit holds the classes </text:p>
      <text:list xml:id="list694161071" text:continue-list="list466121609" text:style-name="L2">
        <text:list-item>
          <text:p text:style-name="P18">TTFTAObject (the temporal expression as a linked list of TTFTAObjects)</text:p>
        </text:list-item>
        <text:list-item>
          <text:p text:style-name="P14">TTFTAList (member of TTFTAObject; a list of pointers to the “original” objects (held in TTFTALookuplist))</text:p>
        </text:list-item>
        <text:list-item>
          <text:p text:style-name="P14">TTFTAEventLookupList (a list of all TTFTAObjects existing)</text:p>
        </text:list-item>
      </text:list>
      <text:p text:style-name="Text_20_body"><text:span text:style-name="T9">The current understanding is that there are no complex algorithms in any of uTFTAObject's routines / methods. The use and interplay of those should be sufficiently clear from studying (comments within) the source code.</text:span></text:p>
      <text:h text:style-name="P24" text:outline-level="2"><text:soft-page-break/><text:span text:style-name="T2">Unit uTFTAFormTFTASolver</text:span></text:h>
      <text:p text:style-name="P17"><text:span text:style-name="T9">This unit provides the GUI (main windows of the application TFTASolver) as seen by the user.</text:span></text:p>
      <text:p text:style-name="P13"><text:span text:style-name="T9">The current understanding is that there are no complex algorithms in any of uTFTAObject's routines / methods. The use and interplay of those should be sufficiently clear from studying (comments within) the source code.</text:span></text:p>
      <text:p text:style-name="P13"><text:span text:style-name="T9">[E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ahs" svg:font-family="Aah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hadow="none"/>
    </style:style>
    <style:style style:name="Tabelle3.A" style:family="table-column">
      <style:table-column-properties style:column-width="17.667cm" style:rel-column-width="10016*"/>
    </style:style>
    <style:style style:name="Tabelle3.B" style:family="table-column">
      <style:table-column-properties style:column-width="1.339cm" style:rel-column-width="759*"/>
    </style:style>
    <style:style style:name="Tabelle3.A1" style:family="table-cell">
      <style:table-cell-properties style:vertical-align="middle" style:border-line-width-top="0.002cm 0.088cm 0.002cm" fo:padding-left="0cm" fo:padding-right="0cm" fo:padding-top="0.101cm" fo:padding-bottom="0cm" fo:border-left="none" fo:border-right="none" fo:border-top="0.092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3T11:00:16">13. Dec. 2008</text:date> / Version <text:editing-cycles>62</text:editing-cycles></text:p>
            </table:table-cell>
            <table:table-cell table:style-name="Tabelle3.A1" office:value-type="string">
              <text:p text:style-name="MP2"><text:span text:style-name="MT2">p.</text:span> <text:page-number text:select-page="current">9</text:page-number>/<text:page-count>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62</meta:editing-cycles>
    <meta:editing-duration>PT24H07M05S</meta:editing-duration>
    <dc:date>2008-12-13T11:00:16</dc:date>
    <dc:creator>Simon J. Schilling</dc:creator>
    <meta:printed-by>Simon J. Schilling</meta:printed-by>
    <meta:print-date>2008-12-12T17:49:54</meta:print-date>
    <meta:document-statistic meta:table-count="19" meta:image-count="0" meta:object-count="0" meta:page-count="9" meta:paragraph-count="344" meta:word-count="3230" meta:character-count="18527"/>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